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</text:span><text:span text:style-name="T1">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</text:span><text:span text:style-name="T2">Nissan</text:span></text:p>
              </text:list-item>
              <text:list-item>
                <text:p text:style-name="P3"><text:span text:style-name="T2">Version 3: Dr. Erel Segal-</text:span><text:span text:style-name="T2">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</text:span><text:span text:style-name="T4">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</text:span><text:span text:style-name="T6">implement a </text:span><text:span text:style-name="T6">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</text:span><text:span text:style-name="T6">of shape. Each </text:span><text:span text:style-name="T6">shape should be </text:span><text:span text:style-name="T6">able to draw itself, </text:span><text:span text:style-name="T6">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</text:span><text:span text:style-name="T8">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</text:span><text:span text:style-name="T8">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</text:span><text:span text:style-name="T9">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</text:span><text:span text:style-name="T4">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2">Cannot handle an </text:span><text:span text:style-name="T12">array of different </text:span><text:span text:style-name="T12">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</text:span><text:span text:style-name="T4">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</text:span><text:span text:style-name="T14">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</text:span><text:span text:style-name="T14">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</text:span><text:span text:style-name="T14">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</text:span><text:span text:style-name="T16">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6">Circle(); </text:span><text:span text:style-name="T16"><text:line-break/></text:span><text:span text:style-name="T16">myShapes[</text:span><text:span text:style-name="T17">1</text:span><text:span text:style-name="T16">] = </text:span><text:span text:style-name="T16">Square(); </text:span></text:p>
            <text:p text:style-name="P13"><text:span text:style-name="T16">for (…) </text:span><text:span text:style-name="T16">myShapes[i].draw(</text:span><text:span text:style-name="T16">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</text:span><text:span text:style-name="T16">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6">Circle(); </text:span><text:span text:style-name="T16"><text:line-break/></text:span><text:span text:style-name="T16">myShapes[</text:span><text:span text:style-name="T17">1</text:span><text:span text:style-name="T16">] = </text:span><text:span text:style-name="T16">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</text:span><text:span text:style-name="T19">Square will be </text:span><text:span text:style-name="T19">constructed and then </text:span><text:span text:style-name="T19">sliced to fit inside the </text:span><text:span text:style-name="T19">Shape 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</text:span><text:span text:style-name="T16">Circle()</text:span><text:span text:style-name="T19">” copies </text:span><text:span text:style-name="T19">from the circle, its </text:span><text:span text:style-name="T19">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</text:span><text:span text:style-name="T6">Java):</text:span></text:p>
            <text:p text:style-name="P13"><text:span text:style-name="T16">Shape* </text:span><text:span text:style-name="T16">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</text:span><text:span text:style-name="T16">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</text:span><text:span text:style-name="T16">Square(); </text:span><text:span text:style-name="T16"><text:line-break/></text:span><text:span text:style-name="T16"/></text:p>
            <text:p text:style-name="P13"><text:span text:style-name="T6">What will happen </text:span><text:span text:style-name="T6">when we call</text:span></text:p>
            <text:p text:style-name="P15"><text:span text:style-name="T16">myShapes[</text:span><text:span text:style-name="T17">0</text:span><text:span text:style-name="T16">]-</text:span><text:span text:style-name="T16">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</text:span><text:span text:style-name="T6">Java):</text:span></text:p>
            <text:p text:style-name="P13"><text:span text:style-name="T16">Shape* </text:span><text:span text:style-name="T16">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</text:span><text:span text:style-name="T16">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</text:span><text:span text:style-name="T16">Square(); </text:span><text:span text:style-name="T16"><text:line-break/></text:span><text:span text:style-name="T16"/></text:p>
            <text:p text:style-name="P13"><text:span text:style-name="T6">What will happen </text:span><text:span text:style-name="T6">when we call</text:span></text:p>
            <text:p text:style-name="P15"><text:span text:style-name="T16">myShapes[</text:span><text:span text:style-name="T17">0</text:span><text:span text:style-name="T16">]-</text:span><text:span text:style-name="T16">&gt;draw(); ?</text:span></text:p>
            <text:p text:style-name="P15"><text:span text:style-name="T16"/></text:p>
            <text:p text:style-name="P13"><text:span text:style-name="T6">No slicing, but still, </text:span><text:span text:style-name="T18">h </text:span><text:span text:style-name="T18">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</text:span><text:span text:style-name="T24">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</text:span><text:span text:style-name="T23">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</text:span><text:span text:style-name="T23">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</text:span><text:span text:style-name="T4">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</text:span><text:span text:style-name="T29">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</text:span><text:span text:style-name="T29">class uses </text:span><text:span text:style-name="T29">methods of the </text:span><text:span text:style-name="T29">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</text:span><text:span text:style-name="T29">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</text:span><text:span text:style-name="T29">allows an inherited </text:span><text:span text:style-name="T29">class to specialize </text:span><text:span text:style-name="T29">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</text:span><text:span text:style-name="T4">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</text:span><text:span text:style-name="T6">compiler determine </text:span><text:span text:style-name="T6">which 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</text:span><text:span text:style-name="T6">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</text:span><text:span text:style-name="T6">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</text:span><text:span text:style-name="T6">most specific </text:span><text:span text:style-name="T6">implementation of the </text:span><text:span text:style-name="T6">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</text:span><text:span text:style-name="T4">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</text:span><text:span text:style-name="T31">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</text:span><text:span text:style-name="T31">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</text:span><text:span text:style-name="T31">&gt;draw(); <text:s text:c="5"/></text:span><text:span text:style-name="T34">// </text:span><text:span text:style-name="T34">Calls Circle::Draw() </text:span><text:span text:style-name="T34"><text:line-break/></text:span><text:span text:style-name="T31">square-</text:span><text:span text:style-name="T31">&gt;draw(); <text:s text:c="5"/></text:span><text:span text:style-name="T34">// </text:span><text:span text:style-name="T34">Calls Square::Draw() </text:span><text:span text:style-name="T34"><text:line-break/></text:span><text:span text:style-name="T31">myShapes[</text:span><text:span text:style-name="T33">0</text:span><text:span text:style-name="T31">]-</text:span><text:span text:style-name="T31">&gt;draw(); </text:span><text:span text:style-name="T34">// Calls </text:span><text:span text:style-name="T34">Shape::Draw() </text:span><text:span text:style-name="T34"><text:line-break/></text:span><text:span text:style-name="T31">myShapes[</text:span><text:span text:style-name="T33">1</text:span><text:span text:style-name="T31">]-</text:span><text:span text:style-name="T31">&gt;draw(); </text:span><text:span text:style-name="T34">// Calls </text:span><text:span text:style-name="T34">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</text:span><text:span text:style-name="T4">Hood: Static </text:span><text:span text:style-name="T4">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Derived: </text:span></text:p>
            <text:p text:style-name="P13"><text:span text:style-name="T11"><text:s text:c="2"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8">Base b; </text:span><text:span text:style-name="T8"><text:line-break/></text:span><text:span text:style-name="T8">Derived d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</text:span><text:span text:style-name="T35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722cm" svg:height="1.777cm" svg:x="14.454cm" svg:y="7.713cm">
          <text:p text:style-name="P21"><text:span text:style-name="T35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722cm" svg:height="1.777cm" svg:x="14.458cm" svg:y="12.316cm">
          <text:p text:style-name="P21"><text:span text:style-name="T35">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178cm" svg:height="1.777cm" svg:x="20.1cm" svg:y="13.22cm">
          <text:p text:style-name="P23"><text:span text:style-name="T35">Bas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</text:span><text:span text:style-name="T4">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Derived d; </text:span><text:span text:style-name="T16"><text:line-break/></text:span><text:span text:style-name="T16">Base* p = &amp;d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</text:span><text:span text:style-name="T39">treat d</text:span><text:span text:style-name="T38"> </text:span><text:span text:style-name="T39">as though it </text:span><text:span text:style-name="T39">was a Base object.</text:span></text:p>
            <text:p text:style-name="P13"><text:span text:style-name="T40">The compiler cannot </text:span><text:span text:style-name="T40">know if </text:span><text:span text:style-name="T41">*p </text:span><text:span text:style-name="T40">is from a </text:span><text:span text:style-name="T40">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722cm" svg:height="1.777cm" svg:x="16.05cm" svg:y="12.74cm">
            <text:p text:style-name="P21"><text:span text:style-name="T35">d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</text:span><text:span text:style-name="T4">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</text:span><text:span text:style-name="T18">resolution</text:span><text:span text:style-name="T6"> </text:span></text:p>
            <text:p text:style-name="P13"><text:span text:style-name="T6"><text:s/></text:span><text:span text:style-name="T6">is clearly not what we </text:span><text:span text:style-name="T6">want to in this </text:span><text:span text:style-name="T6">example.</text:span></text:p>
            <text:list text:style-name="L4">
              <text:list-item>
                <text:p text:style-name="P19"><text:span text:style-name="T42">Based on the type of </text:span><text:span text:style-name="T42">the </text:span><text:span text:style-name="T43">variable.</text:span></text:p>
              </text:list-item>
              <text:list-item>
                <text:p text:style-name="P19"><text:span text:style-name="T42">Determined at </text:span><text:span text:style-name="T42">compile time.</text:span></text:p>
                <text:p text:style-name="P13"><text:span text:style-name="T6"/></text:p>
              </text:list-item>
            </text:list>
            <text:p text:style-name="P13"><text:span text:style-name="T18">Dynamic/late </text:span><text:span text:style-name="T18">resolution</text:span><text:span text:style-name="T6">:</text:span></text:p>
            <text:p text:style-name="P13"><text:span text:style-name="T6">is more desirable </text:span><text:span text:style-name="T6">here:</text:span></text:p>
            <text:list text:style-name="L1">
              <text:list-item>
                <text:p text:style-name="P19"><text:span text:style-name="T42">Based on the type of </text:span><text:span text:style-name="T42">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</text:span><text:span text:style-name="T4">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</text:span><text:span text:style-name="T44">states that the method </text:span><text:span text:style-name="T44">can be overridden in a </text:span><text:span text:style-name="T44">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s</text:span><text:span text:style-name="T46"> Circl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c'</text:span><text:span text:style-name="T46">;}</text:span><text:span text:style-name="T46"><text:line-break/></text:span><text:span text:style-name="T45">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</text:span><text:span text:style-name="T4">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</text:span><text:span text:style-name="T6">shapes example, </text:span><text:span text:style-name="T6">using virtual methods </text:span><text:span text:style-name="T6">gives the desired </text:span><text:span text:style-name="T6">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</text:span><text:span text:style-name="T16">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/text:span><text:span text:style-name="T28"><text:s/></text:span></text:p>
            <text:p text:style-name="P13"><text:span text:style-name="T29">The resolution of</text:span><text:span text:style-name="T28"> </text:span><text:span text:style-name="T28">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</text:span><text:span text:style-name="T29">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</text:span><text:span text:style-name="T14">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</text:span><text:span text:style-name="T14">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</text:span><text:span text:style-name="T14">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0.415cm" svg:x="13.97cm" svg:y="2.328cm">
          <text:p text:style-name="P21"><text:span text:style-name="T52">int</text:span><text:span text:style-name="T53"> main() </text:span><text:span text:style-name="T53"><text:line-break/></text:span><text:span text:style-name="T53">{ </text:span></text:p>
          <text:p text:style-name="P21"><text:span text:style-name="T53"><text:s text:c="3"/></text:span><text:span text:style-name="T53">Derived d; </text:span><text:span text:style-name="T53"><text:line-break/></text:span><text:span text:style-name="T53">   </text:span></text:p>
          <text:p text:style-name="P21"><text:span text:style-name="T53"><text:s text:c="3"/></text:span><text:span text:style-name="T53">Base b= d; <text:s/></text:span><text:span text:style-name="T53"><text:line-break/></text:span><text:span text:style-name="T53">   b.f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e&amp; bref= d; </text:span><text:span text:style-name="T53"><text:line-break/></text:span><text:span text:style-name="T53">   bref.f(); </text:span><text:span text:style-name="T54">//D</text:span><text:span text:style-name="T54"><text:line-break/></text:span><text:span text:style-name="T5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</text:span><text:span text:style-name="T4">calls virtual </text:span><text:span text:style-name="T4">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</text:span><text:span text:style-name="T22">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) </text:span><text:span text:style-name="T22">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</text:span><text:span text:style-name="T55">“Derived f()"</text:span><text:span text:style-name="T22"> </text:span><text:span text:style-name="T22">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</text:span><text:span text:style-name="T23">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</text:span><text:span text:style-name="T4">calls virtual </text:span><text:span text:style-name="T4">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</text:span><text:span text:style-name="T22">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</text:span><text:span text:style-name="T56">Base* </text:span><text:span text:style-name="T56">this</text:span><text:span text:style-name="T22">) {</text:span><text:span text:style-name="T56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</text:span><text:span text:style-name="T55">“Derived f()"</text:span><text:span text:style-name="T22"> </text:span><text:span text:style-name="T22">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6">Base::</text:span><text:span text:style-name="T22">g(</text:span><text:span text:style-name="T56">&amp;d</text:span><text:span text:style-name="T22">) </text:span></text:p>
            <text:p text:style-name="P13"><text:span text:style-name="T22"/></text:p>
            <text:p text:style-name="P13"><text:span text:style-name="T23">will print “Derived f()”. </text:span><text:span text:style-name="T23">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</text:span><text:span text:style-name="T4">function from a </text:span><text:span text:style-name="T4">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7">virtual void </text:span><text:span text:style-name="T22">f()</text:span><text:span text:style-name="T22">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</text:span><text:span text:style-name="T22">{ cout&lt;&lt;“Derived”&lt;&lt;end</text:span><text:span text:style-name="T22">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</text:span><text:span text:style-name="T58">print “Base”</text:span></text:p>
            <text:p text:style-name="P13"><text:span text:style-name="T58">}</text:span></text:p>
            <text:p text:style-name="P13"><text:span text:style-name="T59">Why? Because when </text:span><text:span text:style-name="T59">Base() is called, Derived </text:span><text:span text:style-name="T59">is not 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</text:span><text:span text:style-name="T4">function from a </text:span><text:span text:style-name="T4">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7">virtual void </text:span><text:span text:style-name="T22">f()</text:span><text:span text:style-name="T22">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</text:span><text:span text:style-name="T22">{ cout&lt;&lt;“Derived”&lt;&lt;end</text:span><text:span text:style-name="T22">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</text:span><text:span text:style-name="T58">print “Base”</text:span></text:p>
            <text:p text:style-name="P13"><text:span text:style-name="T58">}</text:span></text:p>
            <text:p text:style-name="P13"><text:span text:style-name="T59">Why? Because when </text:span><text:span text:style-name="T59">~Base() is called, Derived </text:span><text:span text:style-name="T59">is 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</text:span><text:span text:style-name="T4">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</text:span><text:span text:style-name="T6">method, </text:span><text:span text:style-name="T6">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</text:span><text:span text:style-name="T6">through pointer or </text:span><text:span text:style-name="T6">reference to a base </text:span><text:span text:style-name="T6">class that actually </text:span><text:span text:style-name="T6">points to a derived </text:span><text:span text:style-name="T6">object.</text:span></text:p>
                  </text:list-item>
                  <text:list-item>
                    <text:p text:style-name="P28"><text:span text:style-name="T6"><text:s/></text:span><text:span text:style-name="T6">The method must </text:span><text:span text:style-name="T6">be virtual.</text:span></text:p>
                  </text:list-item>
                  <text:list-item>
                    <text:p text:style-name="P28"><text:span text:style-name="T6"><text:s/></text:span><text:span text:style-name="T6">We are not in ctor / </text:span><text:span text:style-name="T6">dtor</text:span></text:p>
                  </text:list-item>
                  <text:list-item>
                    <text:p text:style-name="P28"><text:span text:style-name="T6"><text:s/></text:span><text:span text:style-name="T6">The derived class </text:span><text:span text:style-name="T6">must override the </text:span><text:span text:style-name="T6">base method with </text:span><text:span text:style-name="T6">exactly the same </text:span><text:span text:style-name="T6">signature </text:span><text:span text:style-name="T6"><text:line-break/></text:span><text:span text:style-name="T44">(C++11 put </text:span><text:span text:style-name="T62">override</text:span><text:span text:style-name="T44"> </text:span><text:span text:style-name="T44">between () and { } to </text:span><text:span text:style-name="T44">check that the method </text:span><text:span text:style-name="T44">really overrides in </text:span><text:span text:style-name="T44">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</text:span><text:span text:style-name="T4">Virtual Methods </text:span><text:span text:style-name="T4">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</text:span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3">foo()</text:span><text:span text:style-name="T64"> is a virtual </text:span><text:span text:style-name="T64">method, then each </text:span><text:span text:style-name="T64">object has a pointer </text:span><text:span text:style-name="T64">to the </text:span><text:span text:style-name="T64">implementation of </text:span><text:span text:style-name="T63">foo() </text:span><text:span text:style-name="T64">that it uses</text:span></text:p>
                  </text:list-item>
                  <text:list-item>
                    <text:p text:style-name="P18"><text:span text:style-name="T64">Can be </text:span><text:span text:style-name="T64">implemented by </text:span><text:span text:style-name="T64">using array of </text:span><text:span text:style-name="T64">pointers 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4">Each virtual method </text:span><text:span text:style-name="T64">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5">Large number of </text:span><text:span text:style-name="T65">virtual methods </text:span></text:p>
                      </text:list-item>
                      <text:list-item>
                        <text:p text:style-name="P18"><text:span text:style-name="T65"><text:tab/></text:span><text:span text:style-name="T66"></text:span><text:span text:style-name="T65"> </text:span><text:span text:style-name="T65">waste of </text:span><text:span text:style-name="T65">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</text:span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7">single </text:span><text:span text:style-name="T42">pointer to an </text:span><text:span text:style-name="T42">array of function </text:span><text:span text:style-name="T42">pointers</text:span></text:p>
                  </text:list-item>
                  <text:list-item>
                    <text:p text:style-name="P18"><text:span text:style-name="T42">This array points to </text:span><text:span text:style-name="T42">the appropriate </text:span><text:span text:style-name="T42">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</text:span><text:span text:style-name="T42">store one table</text:span></text:p>
                  </text:list-item>
                  <text:list-item>
                    <text:p text:style-name="P18"><text:span text:style-name="T42">Each object </text:span><text:span text:style-name="T42">contains one field </text:span><text:span text:style-name="T42">that points to the </text:span><text:span text:style-name="T42">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1→f1(); </text:span></text:p>
          <text:p text:style-name="P21"><text:span text:style-name="T69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6.342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3→f3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</text:span><text:span text:style-name="T4">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6" draw:layer="layout" svg:width="9.468cm" svg:height="15.874cm" svg:x="14.986cm" svg:y="4.262cm">
          <text:p text:style-name="P35"><text:span text:style-name="T74">class Base {</text:span></text:p>
          <text:p text:style-name="P35"><text:span text:style-name="T74"><text:s text:c="4"/></text:span><text:span text:style-name="T74">public:</text:span></text:p>
          <text:p text:style-name="P35"><text:span text:style-name="T74"><text:tab/></text:span><text:span text:style-name="T74">int x, y;</text:span></text:p>
          <text:p text:style-name="P35"><text:span text:style-name="T74"><text:tab/></text:span><text:span text:style-name="T74">int f() { return 111; }</text:span></text:p>
          <text:p text:style-name="P35"><text:span text:style-name="T74"><text:s text:c="4"/></text:span><text:span text:style-name="T74">virtual int g() { return 222; }</text:span></text:p>
          <text:p text:style-name="P35"><text:span text:style-name="T74"><text:s text:c="4"/></text:span><text:span text:style-name="T74">virtual int h() { return 333;}</text:span></text:p>
          <text:p text:style-name="P35"><text:span text:style-name="T74">};</text:span></text:p>
          <text:p text:style-name="P35"><text:span text:style-name="T74"/></text:p>
          <text:p text:style-name="P35"><text:span text:style-name="T74">class Derived: public Base {</text:span></text:p>
          <text:p text:style-name="P35"><text:span text:style-name="T74"><text:s text:c="4"/></text:span><text:span text:style-name="T74">int g() { return 444; }</text:span></text:p>
          <text:p text:style-name="P35"><text:span text:style-name="T74">};</text:span></text:p>
          <text:p text:style-name="P35"><text:span text:style-name="T74"/></text:p>
          <text:p text:style-name="P35"><text:span text:style-name="T74">int main() {</text:span></text:p>
          <text:p text:style-name="P35"><text:span text:style-name="T74"><text:s text:c="4"/></text:span><text:span text:style-name="T74">Base* p = new Derived;</text:span></text:p>
          <text:p text:style-name="P35"><text:span text:style-name="T74"><text:s text:c="4"/></text:span><text:span text:style-name="T74">p-&gt;f();</text:span></text:p>
          <text:p text:style-name="P35"><text:span text:style-name="T74"><text:s text:c="4"/></text:span><text:span text:style-name="T74">p-&gt;g();</text:span></text:p>
          <text:p text:style-name="P35"><text:span text:style-name="T74"><text:s text:c="4"/></text:span><text:span text:style-name="T74">p-&gt;h();</text:span></text:p>
          <text:p text:style-name="P35"><text:span text:style-name="T74"><text:tab/></text:span><text:span text:style-name="T74">return 0;</text:span></text:p>
          <text:p text:style-name="P35"><text:span text:style-name="T74">}</text:span></text:p>
          <text:p text:style-name="P35"><text:span text:style-name="T7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7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</text:span><text:span text:style-name="T4">function from a </text:span><text:span text:style-name="T4">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9" draw:layer="layout" svg:width="23.706cm" svg:height="15.874cm" svg:x="0.748cm" svg:y="4.262cm">
          <text:list text:style-name="L8">
            <text:list-item>
              <text:list>
                <text:list-item>
                  <text:p text:style-name="P38"><text:span text:style-name="T6">W</text:span><text:span text:style-name="T6">h</text:span><text:span text:style-name="T6">e</text:span><text:span text:style-name="T6">n </text:span><text:span text:style-name="T6">t</text:span><text:span text:style-name="T6">h</text:span><text:span text:style-name="T6">e </text:span><text:span text:style-name="T6">c</text:span><text:span text:style-name="T6">o</text:span><text:span text:style-name="T6">d</text:span><text:span text:style-name="T6">e </text:span><text:span text:style-name="T6">t</text:span><text:span text:style-name="T6">o </text:span><text:span text:style-name="T6">t</text:span><text:span text:style-name="T6">h</text:span><text:span text:style-name="T6">e </text:span><text:span text:style-name="T6">c</text:span><text:span text:style-name="T6">t</text:span><text:span text:style-name="T6">o</text:span><text:span text:style-name="T6">r/</text:span><text:span text:style-name="T6">d</text:span><text:span text:style-name="T6">t</text:span><text:span text:style-name="T6">o</text:span><text:span text:style-name="T6">r </text:span><text:span text:style-name="T6">is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</text:span><text:span text:style-name="T6">, </text:span><text:span text:style-name="T6">it </text:span><text:span text:style-name="T6">is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 </text:span><text:span text:style-name="T6">t</text:span><text:span text:style-name="T6">o </text:span><text:span text:style-name="T6">it</text:span><text:span text:style-name="T6">s </text:span><text:span text:style-name="T6">cl</text:span><text:span text:style-name="T6">a</text:span><text:span text:style-name="T6">s</text:span><text:span text:style-name="T6">s </text:span><text:span text:style-name="T6">a</text:span><text:span text:style-name="T6">n</text:span><text:span text:style-name="T6">d </text:span><text:span text:style-name="T6">n</text:span><text:span text:style-name="T6">o</text:span><text:span text:style-name="T6">t </text:span><text:span text:style-name="T6">f</text:span><text:span text:style-name="T6">o</text:span><text:span text:style-name="T6">r </text:span><text:span text:style-name="T6">a </text:span><text:span text:style-name="T6">d</text:span><text:span text:style-name="T6">iff</text:span><text:span text:style-name="T6">e</text:span><text:span text:style-name="T6">r</text:span><text:span text:style-name="T6">e</text:span><text:span text:style-name="T6">n</text:span><text:span text:style-name="T6">t </text:span><text:span text:style-name="T6">cl</text:span><text:span text:style-name="T6">a</text:span><text:span text:style-name="T6">s</text:span><text:span text:style-name="T6">s</text:span><text:span text:style-name="T6">.</text:span></text:p>
                </text:list-item>
                <text:list-item>
                  <text:p text:style-name="P38"><text:span text:style-name="T6">T</text:span><text:span text:style-name="T6">h</text:span><text:span text:style-name="T6">u</text:span><text:span text:style-name="T6">s</text:span><text:span text:style-name="T6">, </text:span><text:span text:style-name="T6">t</text:span><text:span text:style-name="T6">h</text:span><text:span text:style-name="T6">e </text:span><text:span text:style-name="T6">v</text:span><text:span text:style-name="T6">p</text:span><text:span text:style-name="T6">tr </text:span><text:span text:style-name="T6">w</text:span><text:span text:style-name="T6">ill </text:span><text:span text:style-name="T6">b</text:span><text:span text:style-name="T6">e </text:span><text:span text:style-name="T6">t</text:span><text:span text:style-name="T6">o </text:span><text:span text:style-name="T6">t</text:span><text:span text:style-name="T6">h</text:span><text:span text:style-name="T6">e </text:span><text:span text:style-name="T6">v</text:span><text:span text:style-name="T6">t</text:span><text:span text:style-name="T6">a</text:span><text:span text:style-name="T6">b</text:span><text:span text:style-name="T6">l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s</text:span><text:span text:style-name="T6">a</text:span><text:span text:style-name="T6">m</text:span><text:span text:style-name="T6">e </text:span><text:span text:style-name="T6">cl</text:span><text:span text:style-name="T6">a</text:span><text:span text:style-name="T6">s</text:span><text:span text:style-name="T6">s</text:span><text:span text:style-name="T6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212cm" svg:height="10.659cm" svg:x="2.753cm" svg:y="2.16cm" draw:page-number="3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9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8"><text:span text:style-name="T18">Time</text:span><text:span text:style-name="T6">: Calling a </text:span><text:span text:style-name="T6">virtual method is </text:span><text:span text:style-name="T6">more expensive </text:span><text:span text:style-name="T6">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8"><text:span text:style-name="T6">Two pointers are </text:span><text:span text:style-name="T6">“chased” to get to </text:span><text:span text:style-name="T6">the address of the </text:span><text:span text:style-name="T6">function</text:span></text:p>
                      </text:list-item>
                      <text:list-item>
                        <text:p text:style-name="P38"><text:span text:style-name="T6">No inlining</text:span></text:p>
                      </text:list-item>
                    </text:list>
                  </text:list-item>
                  <text:list-item>
                    <text:p text:style-name="P40"><text:span text:style-name="T18">Memory</text:span><text:span text:style-name="T6">: objects </text:span><text:span text:style-name="T6">with virtual methods </text:span><text:span text:style-name="T6">have an additional </text:span><text:span text:style-name="T6">fields (about 8 </text:span><text:span text:style-name="T6">bytes).</text:span></text:p>
                  </text:list-item>
                  <text:list-item>
                    <text:p text:style-name="P40"><text:span text:style-name="T18">Conclusion</text:span><text:span text:style-name="T6">: </text:span><text:span text:style-name="T6">Declare a function </text:span><text:span text:style-name="T6">“virtual” only if you </text:span><text:span text:style-name="T6">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</text:span><text:span text:style-name="T4">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</text:span><text:span text:style-name="T4">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1"><text:span text:style-name="T6"/></text:p>
            <text:list text:style-name="L3">
              <text:list-item>
                <text:p text:style-name="P41"><text:span text:style-name="T6">Destructor is like any </text:span><text:span text:style-name="T6">other method</text:span></text:p>
              </text:list-item>
              <text:list-item>
                <text:p text:style-name="P41"><text:span text:style-name="T6">The example uses </text:span><text:span text:style-name="T6">static resolution, and </text:span><text:span text:style-name="T6">hence the wrong </text:span><text:span text:style-name="T6">destructor is called</text:span></text:p>
              </text:list-item>
              <text:list-item>
                <text:p text:style-name="P41"><text:span text:style-name="T6">To fix that, we need </text:span><text:span text:style-name="T6">to declare virtual </text:span><text:span text:style-name="T6">destructor </text:span><text:span text:style-name="T18">at the </text:span><text:span text:style-name="T18">base class!</text:span></text:p>
              </text:list-item>
            </text:list>
            <text:p text:style-name="P13"><text:span text:style-name="T6"/></text:p>
            <text:p text:style-name="P13"><text:span text:style-name="T6">Once you declare </text:span><text:span text:style-name="T6">virtual destructor, </text:span><text:span text:style-name="T6">derived class must </text:span><text:span text:style-name="T6">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</text:span><text:span text:style-name="T4">Inheritance</text:span></text:p>
          </draw:text-box>
        </draw:frame>
        <draw:frame draw:name="מציין מיקום של מספר שקופית 4" presentation:style-name="pr6" draw:text-style-name="P42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</text:span><text:span text:style-name="T44">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5"><text:line-break/></text:span><text:span text:style-name="T75"> <text:s text:c="2"/></text:span><text:span text:style-name="T10">virtual</text:span><text:span text:style-name="T11"> </text:span><text:span text:style-name="T10">void</text:span><text:span text:style-name="T11"> </text:span><text:span text:style-name="T11">draw() </text:span><text:span text:style-name="T10">const</text:span><text:span text:style-name="T11">; </text:span><text:span text:style-name="T75"><text:line-break/></text:span><text:span text:style-name="T75"> <text:s text:c="2"/></text:span><text:span text:style-name="T10">virtual</text:span><text:span text:style-name="T11"> </text:span><text:span text:style-name="T10">double</text:span><text:span text:style-name="T11"> </text:span><text:span text:style-name="T11">area()</text:span><text:span text:style-name="T10"> const</text:span><text:span text:style-name="T11">; </text:span><text:span text:style-name="T75"><text:s/></text:span><text:span text:style-name="T75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</text:span><text:span text:style-name="T44">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</text:span><text:span text:style-name="T4">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6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4"><text:span text:style-name="T76">In this example, </text:span><text:span text:style-name="T76">we never want to </text:span><text:span text:style-name="T76">deal with objects </text:span><text:span text:style-name="T76">of type Shape</text:span></text:p>
              </text:list-item>
            </text:list>
            <text:list text:style-name="L11">
              <text:list-item>
                <text:list>
                  <text:list-item>
                    <text:p text:style-name="P45"><text:span text:style-name="T76">Shape serves </text:span><text:span text:style-name="T76">the role of an </text:span><text:span text:style-name="T76">interface</text:span></text:p>
                  </text:list-item>
                </text:list>
              </text:list-item>
              <text:list-item>
                <text:p text:style-name="P44"><text:span text:style-name="T76">All shapes need to </text:span><text:span text:style-name="T76">be specific shapes </text:span><text:span text:style-name="T76"><text:s/>instances of </text:span><text:span text:style-name="T76">derived classes of </text:span><text:span text:style-name="T76">Shape.</text:span></text:p>
              </text:list-item>
              <text:list-item>
                <text:p text:style-name="P44"><text:span text:style-name="T76">How do we </text:span><text:span text:style-name="T76">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</text:span><text:span text:style-name="T44">Shape::draw() must be </text:span><text:span text:style-name="T44">implemented in derived </text:span><text:span text:style-name="T44">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</text:span><text:span text:style-name="T11">{}; </text:span></text:p>
            <text:p text:style-name="P15"><text:span text:style-name="T11"><text:s text:c="3"/></text:span><text:span text:style-name="T11"><text:tab/></text:span><text:span text:style-name="T75">// pure virtuals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</text:span><text:span text:style-name="T11">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</text:span><text:span text:style-name="T11">area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1">setName() = </text:span><text:span text:style-name="T77">0</text:span><text:span text:style-name="T11">; </text:span><text:span text:style-name="T75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</text:span><text:span text:style-name="T44">Shape::draw() must be </text:span><text:span text:style-name="T44">implemented in derived </text:span><text:span text:style-name="T44">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5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</text:span><text:span text:style-name="T11">~Shape()=</text:span><text:span text:style-name="T77"> 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</text:span><text:span text:style-name="T11">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</text:span><text:span text:style-name="T11">area()</text:span><text:span text:style-name="T10"> const </text:span><text:span text:style-name="T11">= </text:span><text:span text:style-name="T77">0</text:span><text:span text:style-name="T11">; </text:span><text:span text:style-name="T75"><text:line-break/></text:span><text:span text:style-name="T11">};</text:span></text:p>
            <text:p text:style-name="P15"><text:span text:style-name="T10">inline</text:span><text:span text:style-name="T11"> </text:span><text:span text:style-name="T11">Shape::~Shape() </text:span><text:span text:style-name="T11">{ } </text:span><text:span text:style-name="T78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</text:span><text:span text:style-name="T44">Shape::draw() </text:span><text:span text:style-name="T79">must be </text:span><text:span text:style-name="T79">implemented in derived </text:span><text:span text:style-name="T79">class, but it can be </text:span><text:span text:style-name="T79">implemented in base </text:span><text:span text:style-name="T79">also, destructor will be </text:span><text:span text:style-name="T79">called here so we must </text:span><text:span text:style-name="T79">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</text:span><text:span text:style-name="T11">~Shape()=</text:span><text:span text:style-name="T77"> 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void</text:span><text:span text:style-name="T11"> </text:span><text:span text:style-name="T11">draw() </text:span><text:span text:style-name="T10">const </text:span><text:span text:style-name="T11">= </text:span><text:span text:style-name="T77">0</text:span><text:span text:style-name="T11">; </text:span><text:span text:style-name="T75"><text:line-break/></text:span><text:span text:style-name="T75"> <text:s text:c="2"/></text:span><text:span text:style-name="T75"><text:tab/></text:span><text:span text:style-name="T10">virtual</text:span><text:span text:style-name="T11"> </text:span><text:span text:style-name="T10">double</text:span><text:span text:style-name="T11"> </text:span><text:span text:style-name="T11">area()</text:span><text:span text:style-name="T10"> const </text:span><text:span text:style-name="T11">= </text:span><text:span text:style-name="T77">0</text:span><text:span text:style-name="T11">; </text:span><text:span text:style-name="T75"><text:line-break/></text:span><text:span text:style-name="T11">};</text:span></text:p>
            <text:p text:style-name="P15"><text:span text:style-name="T10">inline</text:span><text:span text:style-name="T11"> </text:span><text:span text:style-name="T11">Shape::~Shape() </text:span><text:span text:style-name="T11">{ } </text:span><text:span text:style-name="T78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</text:span><text:span text:style-name="T6">objects of a Pure </text:span><text:span text:style-name="T6">Virtual class – that is </text:span><text:span text:style-name="T6">an object that </text:span><text:span text:style-name="T6">contains at least one </text:span><text:span text:style-name="T6">Pure Virtual method</text:span></text:p>
            <text:p text:style-name="P13"><text:span text:style-name="T6"/></text:p>
            <text:p text:style-name="P15"><text:span text:style-name="T16">Shape* p; </text:span><text:span text:style-name="T80">// </text:span><text:span text:style-name="T80">legal </text:span><text:span text:style-name="T80"><text:line-break/></text:span><text:span text:style-name="T16">Shape s; </text:span><text:span text:style-name="T81">// </text:span><text:span text:style-name="T81">illegal</text:span><text:span text:style-name="T80"> </text:span></text:p>
            <text:p text:style-name="P15"><text:span text:style-name="T16">p = </text:span><text:span text:style-name="T20">new</text:span><text:span text:style-name="T16"> Shape; </text:span><text:span text:style-name="T81">// </text:span><text:span text:style-name="T81">illegal</text:span><text:span text:style-name="T80"> </text:span><text:span text:style-name="T80"><text:line-break/></text:span><text:span text:style-name="T16">Circle c; </text:span><text:span text:style-name="T80">// </text:span><text:span text:style-name="T80">legal </text:span><text:span text:style-name="T80"><text:line-break/></text:span><text:span text:style-name="T16">p = &amp;c; </text:span><text:span text:style-name="T80">// legal </text:span></text:p>
            <text:p text:style-name="P15"><text:span text:style-name="T16">p = new </text:span><text:span text:style-name="T16">Circle; </text:span><text:span text:style-name="T80">// legal </text:span><text:span text:style-name="T80"><text:line-break/></text:span><text:span text:style-name="T8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</text:span><text:span text:style-name="T4">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</text:span><text:span text:style-name="T44">derived objects must </text:span><text:span text:style-name="T44">implement but cannot </text:span><text:span text:style-name="T44">use:</text:span></text:p>
            <text:p text:style-name="P15"><text:span text:style-name="T13">class</text:span><text:span text:style-name="T14"> Shape { </text:span><text:span text:style-name="T13">private</text:span><text:span text:style-name="T14">: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</text:span><text:span text:style-name="T14">drawImpl()= </text:span><text:span text:style-name="T82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</text:span><text:span text:style-name="T14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</text:span><text:span text:style-name="T4">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4"><text:span text:style-name="T83">If you have virtual </text:span><text:span text:style-name="T83">methods in a class, </text:span><text:span text:style-name="T83">always declare its </text:span><text:span text:style-name="T83">destructor virtual</text:span></text:p>
              </text:list-item>
              <text:list-item>
                <text:p text:style-name="P44"><text:span text:style-name="T83">Never call virtual </text:span><text:span text:style-name="T83">methods during </text:span><text:span text:style-name="T83">construction and </text:span><text:span text:style-name="T83">destruction</text:span></text:p>
              </text:list-item>
              <text:list-item>
                <text:p text:style-name="P44"><text:span text:style-name="T83">Use pure virtual </text:span><text:span text:style-name="T83">classes without any </text:span><text:span text:style-name="T83">fields to define </text:span><text:span text:style-name="T83">interfaces</text:span></text:p>
              </text:list-item>
              <text:list-item>
                <text:p text:style-name="P44"><text:span text:style-name="T83">Use inheritance with </text:span><text:span text:style-name="T83">polymorphism with </text:span><text:span text:style-name="T83">care: Be sure that this </text:span><text:span text:style-name="T83">is the appropriate </text:span><text:span text:style-name="T83">solution ("is a" </text:span><text:span text:style-name="T83">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4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7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7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7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4"><text:span text:style-name="T85"><text:s/></text:span><text:span text:style-name="T85">To create an </text:span><text:span text:style-name="T85">equivalent to </text:span><text:span text:style-name="T85">java interface – </text:span><text:span text:style-name="T85">declare a base </text:span><text:span text:style-name="T85">class with all </text:span><text:span text:style-name="T85">methods pure </text:span><text:span text:style-name="T85">virtual and no </text:span><text:span text:style-name="T85">fields.</text:span></text:p>
              </text:list-item>
            </text:list>
            <text:p text:style-name="P13"><text:span text:style-name="T85"/></text:p>
            <text:list text:continue-numbering="true" text:style-name="L13">
              <text:list-item>
                <text:p text:style-name="P13"><text:span text:style-name="T85"><text:s/></text:span><text:span text:style-name="T85">Inheritance can </text:span><text:span text:style-name="T85">be used to hide </text:span><text:span text:style-name="T85">implementation. </text:span><text:span text:style-name="T85">But, you will </text:span><text:span text:style-name="T85">need a factory, </text:span><text:span text:style-name="T85">and with </text:span><text:span text:style-name="T85">templates also </text:span><text:span text:style-name="T85">pimpl pattern </text:span><text:span text:style-name="T85">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</text:span><text:span text:style-name="T4">i</text:span><text:span text:style-name="T4">m</text:span><text:span text:style-name="T4">p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6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</text:span><text:span text:style-name="T14">Add()=</text:span><text:span text:style-name="T82">0</text:span><text:span text:style-name="T14">;    </text:span><text:span text:style-name="T13">virtual</text:span><text:span text:style-name="T14"> </text:span><text:span text:style-name="T14">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6">In main.cpp:</text:span><text:span text:style-name="T86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4" draw:text-style-name="P22" draw:layer="layout" svg:width="12.064cm" svg:height="15.874cm" svg:x="12.954cm" svg:y="1.652cm">
          <text:p text:style-name="P15"><text:span text:style-name="T86">In List.cpp file:</text:span></text:p>
          <text:p text:style-name="P15"><text:span text:style-name="T52">class</text:span><text:span text:style-name="T53"> ListImpl:</text:span></text:p>
          <text:p text:style-name="P15"><text:span text:style-name="T52">public</text:span><text:span text:style-name="T53"> List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</text:span></text:p>
          <text:p text:style-name="P15"><text:span text:style-name="T53"><text:s text:c="3"/></text:span><text:span text:style-name="T53">ListImpl(): theInts </text:span><text:span text:style-name="T53"><text:line-break/></text:span><text:span text:style-name="T53"> <text:s text:c="4"/>(new int[…]) {...}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2</meta:editing-cycles>
    <meta:print-date>1999-11-04T13:06:28</meta:print-date>
    <meta:creation-date>1999-10-10T10:49:40</meta:creation-date>
    <dc:date>2018-05-01T16:02:48.285020007</dc:date>
    <meta:editing-duration>P28DT3H53M9S</meta:editing-duration>
    <meta:generator>LibreOffice/5.1.6.2$Linux_X86_64 LibreOffice_project/10m0$Build-2</meta:generator>
    <meta:document-statistic meta:object-count="46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